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able_20_Contents">
      <style:text-properties officeooo:rsid="000058a9" officeooo:paragraph-rsid="000058a9"/>
    </style:style>
    <style:style style:name="P2" style:family="paragraph" style:parent-style-name="Table_20_Contents">
      <style:paragraph-properties fo:text-align="end" style:justify-single-word="false"/>
      <style:text-properties officeooo:rsid="000058a9" officeooo:paragraph-rsid="000058a9"/>
    </style:style>
    <style:style style:name="P3" style:family="paragraph" style:parent-style-name="Text_20_body">
      <style:text-properties officeooo:rsid="000058a9" officeooo:paragraph-rsid="000058a9"/>
    </style:style>
    <style:style style:name="P4" style:family="paragraph" style:parent-style-name="Text_20_body">
      <style:paragraph-properties fo:text-align="center" style:justify-single-word="false"/>
      <style:text-properties style:font-name="Liberation Sans" officeooo:rsid="000058a9" officeooo:paragraph-rsid="000058a9"/>
    </style:style>
    <style:style style:name="P5" style:family="paragraph" style:parent-style-name="Text_20_body">
      <style:paragraph-properties fo:text-align="start" style:justify-single-word="false"/>
      <style:text-properties style:font-name="Liberation Sans" officeooo:rsid="000058a9" officeooo:paragraph-rsid="000058a9"/>
    </style:style>
    <style:style style:name="P6" style:family="paragraph" style:parent-style-name="Text_20_body">
      <style:text-properties officeooo:rsid="0000685c" officeooo:paragraph-rsid="0000685c"/>
    </style:style>
    <style:style style:name="P7" style:family="paragraph" style:parent-style-name="Text_20_body">
      <style:text-properties officeooo:rsid="000196f4" officeooo:paragraph-rsid="000196f4"/>
    </style:style>
    <style:style style:name="P8" style:family="paragraph" style:parent-style-name="Text_20_body">
      <style:text-properties officeooo:rsid="000196f4" officeooo:paragraph-rsid="0002de0a"/>
    </style:style>
    <style:style style:name="P9" style:family="paragraph" style:parent-style-name="Text_20_body">
      <style:text-properties officeooo:rsid="000476fd" officeooo:paragraph-rsid="000476fd"/>
    </style:style>
    <style:style style:name="P10" style:family="paragraph" style:parent-style-name="Text_20_body">
      <style:text-properties officeooo:rsid="000476fd" officeooo:paragraph-rsid="0004bb12"/>
    </style:style>
    <style:style style:name="P11" style:family="paragraph" style:parent-style-name="Text_20_body">
      <style:text-properties officeooo:rsid="0003db58" officeooo:paragraph-rsid="0003db58"/>
    </style:style>
    <style:style style:name="P12" style:family="paragraph" style:parent-style-name="Text_20_body">
      <style:text-properties officeooo:rsid="0004bb12" officeooo:paragraph-rsid="0004bb12"/>
    </style:style>
    <style:style style:name="P13" style:family="paragraph" style:parent-style-name="Title">
      <style:text-properties officeooo:rsid="000058a9" officeooo:paragraph-rsid="000058a9"/>
    </style:style>
    <style:style style:name="P14" style:family="paragraph" style:parent-style-name="Subtitle">
      <style:text-properties officeooo:rsid="000058a9" officeooo:paragraph-rsid="000058a9"/>
    </style:style>
    <style:style style:name="P15" style:family="paragraph" style:parent-style-name="Text_20_body">
      <style:text-properties officeooo:rsid="000563f9" officeooo:paragraph-rsid="000563f9"/>
    </style:style>
    <style:style style:name="P16" style:family="paragraph" style:parent-style-name="Text_20_body">
      <style:text-properties officeooo:paragraph-rsid="000c4c4d"/>
    </style:style>
    <style:style style:name="P17" style:family="paragraph" style:parent-style-name="Text_20_body">
      <style:text-properties officeooo:rsid="00137ce8" officeooo:paragraph-rsid="00137ce8"/>
    </style:style>
    <style:style style:name="P18" style:family="paragraph" style:parent-style-name="Text_20_body">
      <style:text-properties officeooo:paragraph-rsid="00137ce8"/>
    </style:style>
    <style:style style:name="P19" style:family="paragraph" style:parent-style-name="Text_20_body">
      <style:text-properties officeooo:rsid="0016d8fc" officeooo:paragraph-rsid="0016d8fc"/>
    </style:style>
    <style:style style:name="P20" style:family="paragraph" style:parent-style-name="Text_20_body">
      <style:text-properties officeooo:paragraph-rsid="0019dcb4"/>
    </style:style>
    <style:style style:name="P21" style:family="paragraph" style:parent-style-name="Text_20_body">
      <style:text-properties officeooo:rsid="001bd1cd" officeooo:paragraph-rsid="001bd1cd"/>
    </style:style>
    <style:style style:name="P22" style:family="paragraph" style:parent-style-name="Text_20_body">
      <style:text-properties officeooo:rsid="001fad50" officeooo:paragraph-rsid="001fad50"/>
    </style:style>
    <style:style style:name="P23" style:family="paragraph" style:parent-style-name="Contents_20_Heading">
      <style:paragraph-properties fo:break-before="page"/>
    </style:style>
    <style:style style:name="P24" style:family="paragraph" style:parent-style-name="Heading_20_1">
      <style:text-properties officeooo:rsid="000058a9" officeooo:paragraph-rsid="000058a9"/>
    </style:style>
    <style:style style:name="P25" style:family="paragraph" style:parent-style-name="Heading_20_1">
      <style:text-properties officeooo:rsid="000563f9" officeooo:paragraph-rsid="000563f9"/>
    </style:style>
    <style:style style:name="P26" style:family="paragraph" style:parent-style-name="Heading_20_1">
      <style:paragraph-properties fo:break-before="page"/>
      <style:text-properties officeooo:rsid="000058a9" officeooo:paragraph-rsid="000058a9"/>
    </style:style>
    <style:style style:name="P27" style:family="paragraph" style:parent-style-name="Heading_20_2">
      <style:text-properties officeooo:rsid="000058a9" officeooo:paragraph-rsid="000058a9"/>
    </style:style>
    <style:style style:name="P28" style:family="paragraph" style:parent-style-name="Heading_20_2">
      <style:text-properties officeooo:rsid="000476fd" officeooo:paragraph-rsid="000476fd"/>
    </style:style>
    <style:style style:name="P29" style:family="paragraph" style:parent-style-name="Heading_20_3">
      <style:text-properties officeooo:rsid="0000685c" officeooo:paragraph-rsid="0000685c"/>
    </style:style>
    <style:style style:name="P30" style:family="paragraph" style:parent-style-name="Heading_20_3">
      <style:text-properties officeooo:rsid="000196f4" officeooo:paragraph-rsid="000196f4"/>
    </style:style>
    <style:style style:name="P31" style:family="paragraph" style:parent-style-name="Heading_20_3">
      <style:text-properties officeooo:rsid="0003db58" officeooo:paragraph-rsid="0003db58"/>
    </style:style>
    <style:style style:name="P32" style:family="paragraph" style:parent-style-name="Heading_20_3">
      <style:text-properties officeooo:rsid="000476fd" officeooo:paragraph-rsid="000476fd"/>
    </style:style>
    <style:style style:name="P33" style:family="paragraph" style:parent-style-name="Contents_20_2">
      <style:paragraph-properties>
        <style:tab-stops>
          <style:tab-stop style:position="6.6929in" style:type="right" style:leader-style="dotted" style:leader-text="."/>
        </style:tab-stops>
      </style:paragraph-properties>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0685c"/>
    </style:style>
    <style:style style:name="T2" style:family="text">
      <style:text-properties officeooo:rsid="0004bb12"/>
    </style:style>
    <style:style style:name="T3" style:family="text">
      <style:text-properties officeooo:rsid="000563f9"/>
    </style:style>
    <style:style style:name="T4" style:family="text">
      <style:text-properties officeooo:rsid="00096e81"/>
    </style:style>
    <style:style style:name="T5" style:family="text">
      <style:text-properties officeooo:rsid="000c4c4d"/>
    </style:style>
    <style:style style:name="T6"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ans" fo:font-size="12pt" fo:font-style="normal" fo:text-shadow="none" style:text-underline-style="none" fo:font-weight="normal" officeooo:rsid="00137ce8"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ans" fo:font-size="12pt" fo:font-style="normal" fo:text-shadow="none" style:text-underline-style="none" fo:font-weight="normal" officeooo:rsid="00154bf4" style:font-size-asian="12pt" style:font-style-asian="normal" style:font-weight-asian="normal" style:font-size-complex="12pt" style:text-emphasize="none"/>
    </style:style>
    <style:style style:name="T9" style:family="text">
      <style:text-properties style:text-outline="false" style:text-line-through-style="none" style:text-line-through-type="none" style:font-name="Liberation Sans" fo:font-size="12pt" fo:font-style="normal" fo:text-shadow="none" style:text-underline-style="none" fo:font-weight="normal" officeooo:rsid="0018f115" style:font-size-asian="12pt" style:font-style-asian="normal" style:font-weight-asian="normal" style:font-size-complex="12pt" style:text-emphasize="none"/>
    </style:style>
    <style:style style:name="T10" style:family="text">
      <style:text-properties style:text-outline="false" style:text-line-through-style="none" style:text-line-through-type="none" style:font-name="Liberation Sans" fo:font-size="12pt" fo:font-style="normal" fo:text-shadow="none" style:text-underline-style="none" fo:font-weight="normal" officeooo:rsid="0019dcb4" style:font-size-asian="12pt" style:font-style-asian="normal" style:font-weight-asian="normal" style:font-size-complex="12pt" style:text-emphasize="none"/>
    </style:style>
    <style:style style:name="T11" style:family="text">
      <style:text-properties style:text-outline="false" style:text-line-through-style="none" style:text-line-through-type="none" style:font-name="Liberation Sans" fo:font-size="12pt" fo:font-style="normal" fo:text-shadow="none" style:text-underline-style="none" fo:font-weight="normal" officeooo:rsid="001bd1cd" style:font-size-asian="12pt" style:font-style-asian="normal" style:font-weight-asian="normal" style:font-size-complex="12pt" style:text-emphasize="none"/>
    </style:style>
    <style:style style:name="T12" style:family="text">
      <style:text-properties officeooo:rsid="000f36fa"/>
    </style:style>
    <style:style style:name="fr1"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ine Sweep Algorithmus</text:p>
      <text:p text:style-name="P14">Computational Geometry Aufgabe 3 Dokumentation</text:p>
      <text:p text:style-name="P4">Hüttner, Röder</text:p>
      <text:p text:style-name="P4"/>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Inhalt</text:p>
          </text:index-title>
          <text:p text:style-name="P34"><text:a xlink:type="simple" xlink:href="#__RefHeading___Toc121_4172565906">1. Beschreibung<text:tab/>3</text:a></text:p>
          <text:p text:style-name="P34"><text:a xlink:type="simple" xlink:href="#__RefHeading___Toc123_4172565906">2. Der Algorithmus<text:tab/>3</text:a></text:p>
          <text:p text:style-name="P33"><text:a xlink:type="simple" xlink:href="#__RefHeading___Toc125_4172565906">2.1. Sonderfälle<text:tab/>3</text:a></text:p>
          <text:p text:style-name="P35"><text:a xlink:type="simple" xlink:href="#__RefHeading___Toc127_4172565906">2.1.1. x-Koordinaten der Schnitt- und Endpunkte sind paarweise verschieden<text:tab/>3</text:a></text:p>
          <text:p text:style-name="P35"><text:a xlink:type="simple" xlink:href="#__RefHeading___Toc129_4172565906">2.1.2. Länge der Segmente &gt; 0<text:tab/>3</text:a></text:p>
          <text:p text:style-name="P35"><text:a xlink:type="simple" xlink:href="#__RefHeading___Toc131_4172565906">2.1.3. nur echte Schnittpunkte<text:tab/>3</text:a></text:p>
          <text:p text:style-name="P35"><text:a xlink:type="simple" xlink:href="#__RefHeading___Toc133_4172565906">2.1.4. keine Linien parallel zur y-Achse<text:tab/>4</text:a></text:p>
          <text:p text:style-name="P35"><text:a xlink:type="simple" xlink:href="#__RefHeading___Toc135_4172565906">2.1.5. keine Mehrfachschnittpunkte<text:tab/>4</text:a></text:p>
          <text:p text:style-name="P35"><text:a xlink:type="simple" xlink:href="#__RefHeading___Toc137_4172565906">2.1.6. keine überlappenden Segmente<text:tab/>4</text:a></text:p>
          <text:p text:style-name="P33"><text:a xlink:type="simple" xlink:href="#__RefHeading___Toc139_4172565906">2.2. Datenstrukturen<text:tab/>4</text:a></text:p>
          <text:p text:style-name="P35"><text:a xlink:type="simple" xlink:href="#__RefHeading___Toc141_4172565906">2.2.1. Schnittpunkt Struktur<text:tab/>4</text:a></text:p>
          <text:p text:style-name="P35"><text:a xlink:type="simple" xlink:href="#__RefHeading___Toc143_4172565906">2.2.2. X-Struktur (Event Queue)<text:tab/>4</text:a></text:p>
          <text:p text:style-name="P35"><text:a xlink:type="simple" xlink:href="#__RefHeading___Toc145_4172565906">2.2.3. Y-Struktur<text:tab/>4</text:a></text:p>
          <text:p text:style-name="P33"><text:a xlink:type="simple" xlink:href="#__RefHeading___Toc147_4172565906">2.3. Implementierung<text:tab/>4</text:a></text:p>
          <text:p text:style-name="P34"><text:a xlink:type="simple" xlink:href="#__RefHeading___Toc149_4172565906">3. Ergebnis<text:tab/>5</text:a></text:p>
          <text:p text:style-name="P34"><text:a xlink:type="simple" xlink:href="#__RefHeading___Toc151_4172565906">4. Lernziel / Fazit<text:tab/>6</text:a></text:p>
        </text:index-body>
      </text:table-of-content>
      <text:p text:style-name="P5"/>
      <text:h text:style-name="P26" text:outline-level="1"><text:bookmark-start text:name="__RefHeading___Toc121_4172565906"/>1. Beschreibung<text:bookmark-end text:name="__RefHeading___Toc121_4172565906"/></text:h>
      <text:p text:style-name="P3">Der Line Sweep Algorithmus ist eine Methode, um mit möglichst geringem Aufwand die Schnittpunkte von Segmenten bestimmen zu können. Hierbei durchläuft eine Senkrechte Gerade in x Richtung das gesamte Feld der vorhandenen Punkte, wobei tatsächlich nur die relevanten Punkte, die sogenannten Ereignis-Punkte untersucht werden. Zu den Ereignissen zählen die Anfangs- und Endpunkte jedes Segments sowie bereits erkannte Schnittpunkte.</text:p>
      <text:p text:style-name="P3">Ziel der Aufgabe ist es, aus vorhandenen Textdateien die Daten für die Segmente auszulesen, die Schnittpunkte zu berechnen und dabei die Zeit zu messen.</text:p>
      <text:h text:style-name="P24" text:outline-level="1"><text:bookmark-start text:name="__RefHeading___Toc123_4172565906"/>2. Der Algorithmus<text:bookmark-end text:name="__RefHeading___Toc123_4172565906"/></text:h>
      <text:p text:style-name="P3">In diesem Kapitel soll die Funktionsweise des Algorithmus sowie die Arte der Umsetzung dargestellt werden.</text:p>
      <text:h text:style-name="P27" text:outline-level="2"><text:bookmark-start text:name="__RefHeading___Toc125_4172565906"/>2.1. Sonderfälle<text:bookmark-end text:name="__RefHeading___Toc125_4172565906"/></text:h>
      <text:p text:style-name="P3">Teil der Aufgabe ist es, die ungeeigneten Sonderfälle vor Anwendung des Algorithmus heraus zu Filtern, sodass bei dem Durchlaufen der Daten von einer gewissen Triviali<text:span text:style-name="T1">tät ausgegangen werden kann. Diese Sonderfälle sind:</text:span></text:p>
      <text:h text:style-name="P29" text:outline-level="3"><text:bookmark-start text:name="__RefHeading___Toc127_4172565906"/>2.1.1. x-Koordinaten der Schnitt- und Endpunkte sind paarweise verschieden<text:bookmark-end text:name="__RefHeading___Toc127_4172565906"/></text:h>
      <text:p text:style-name="P6">Um zu vermeiden, dass Ereignisse beim Durchlauf der Sweep Line ungünstig auf die selbe X-Koordinate fallen, müssen Segmente, bei denen dieses Problem auftreten könnte, vorab heraus gefiltert werden.</text:p>
      <text:h text:style-name="P29" text:outline-level="3"><text:bookmark-start text:name="__RefHeading___Toc129_4172565906"/>2.1.2. Länge der Segmente &gt; 0<text:bookmark-end text:name="__RefHeading___Toc129_4172565906"/></text:h>
      <text:p text:style-name="P6">Hat ein Segment die Länge Null, so bedeutet dies, dass das Ereignis des Startpunktes und das Ereignis des Endpunktes im selben Punkt liegen. Dies würde bedeuteten dass diese im Sinne der Sortierung der Datenstrukturen gleichwertig und damit nicht unterscheidbar wären. Daher sollen Segmente der Länge 0 nicht betrachtet werden.</text:p>
      <text:h text:style-name="P29" text:outline-level="3"><text:bookmark-start text:name="__RefHeading___Toc131_4172565906"/>2.1.3. nur echte Schnittpunkte<text:bookmark-end text:name="__RefHeading___Toc131_4172565906"/></text:h>
      <text:p text:style-name="P6">Ein echter Schnittpunkt besteht darin, dass sich zwei Segmente genau in einem Punkt schneiden. Sobald die Segmente jedoch einen gemeinsamen Anschnitt besitzen, würde dies bedeutet, dass diese theoretisch beliebig viele Schnittpunkte besitzen, was die Berechenbarkeit gefährden würde, oder auf eine völlig andere Art dargestellt werden müsste. Deshalb sollen auch diese Fälle vorab entfernt werden.</text:p>
      <text:h text:style-name="P30" text:outline-level="3"><text:bookmark-start text:name="__RefHeading___Toc133_4172565906"/><text:soft-page-break/>2.1.4. keine Linien parallel zur y-Achse<text:bookmark-end text:name="__RefHeading___Toc133_4172565906"/></text:h>
      <text:p text:style-name="P7">Bei Parallelen zur y-Achse würden Start- und End-Punkt die selbe x-Koordinate besitzen und wären im Sinne der X-Struktur daher schwer unterscheidbar. Aus diesem Grund werden diese Segmente nicht weiter betrachtet.</text:p>
      <text:h text:style-name="P30" text:outline-level="3"><text:bookmark-start text:name="__RefHeading___Toc135_4172565906"/>2.1.5. keine Mehrfachschnittpunkte<text:bookmark-end text:name="__RefHeading___Toc135_4172565906"/></text:h>
      <text:p text:style-name="P8">Würden sich mehr als zwei Segmente im selben Punkt schneiden, so hätte man mehr als ein Schnittpunkt-Ereignis mit den selben Koordinaten. Leider lässt sich dieses Ereignis nur schwer vorher herausfiltern und musste daher während dem Durchlauf geprüft werden.</text:p>
      <text:h text:style-name="P31" text:outline-level="3"><text:bookmark-start text:name="__RefHeading___Toc137_4172565906"/>2.1.6. keine überlappenden Segmente<text:bookmark-end text:name="__RefHeading___Toc137_4172565906"/></text:h>
      <text:p text:style-name="P11">Überlappende beziehungsweise identischer Segmente sind ein Sonderfall im Sinne von 2.1.3. und mussten daher analog dazu behandelt werden.</text:p>
      <text:h text:style-name="P28" text:outline-level="2"><text:bookmark-start text:name="__RefHeading___Toc139_4172565906"/>2.2. Datenstrukturen<text:bookmark-end text:name="__RefHeading___Toc139_4172565906"/></text:h>
      <text:p text:style-name="P9">Für die Implementierung werden drei Datenstrukturen benötigt. Diese sind:</text:p>
      <text:h text:style-name="P32" text:outline-level="3"><text:bookmark-start text:name="__RefHeading___Toc141_4172565906"/>2.2.1. Schnittpunkt Struktur<text:bookmark-end text:name="__RefHeading___Toc141_4172565906"/></text:h>
      <text:p text:style-name="P9">Die Datenstruktur für die Schnittpunkte ist lediglich ein Container, der die gefundenen Schnittpunkte während der Programmausführung kapselt.</text:p>
      <text:h text:style-name="P32" text:outline-level="3"><text:bookmark-start text:name="__RefHeading___Toc143_4172565906"/>2.2.2. X-Struktur (Event Queue)<text:bookmark-end text:name="__RefHeading___Toc143_4172565906"/></text:h>
      <text:p text:style-name="P9">In der X-Struktur werden alle Events sortiert nach ihrer X-Koordinate (sekundär nach Y) gespeichert. Initial sind dies die Start- und End-Punkte der Segmente mit einem Verweis auf das zugehörige Segment. Im Verlauf werden hier zusätzlich die Schnittpunkte aufgenommen.</text:p>
      <text:h text:style-name="P32" text:outline-level="3"><text:bookmark-start text:name="__RefHeading___Toc145_4172565906"/>2.2.3. Y-Struktur<text:bookmark-end text:name="__RefHeading___Toc145_4172565906"/></text:h>
      <text:p text:style-name="P9">Diese Datenstruktur ähnelt der X-Struktur, der Große unterschied besteht darin, dass diese nach der Y-Koordinate sortiert ist. Beim Durchlaufen der X-Struktur dient diese dazu, die bereits untersuchten Ereignisse aufzubewahren und in Y-Richtung benachbarte Ereignisse auslesen zu können.</text:p>
      <text:h text:style-name="P28" text:outline-level="2"><text:bookmark-start text:name="__RefHeading___Toc147_4172565906"/>2.3. Implementierung<text:bookmark-end text:name="__RefHeading___Toc147_4172565906"/></text:h>
      <text:p text:style-name="P10">Der Algorithmus zielt darauf ab, anhand der Ereignisse festzustellen ob im Bezug auf ein Vergleichssegment zwei aktuell untersuchte Segmente in einem Punkt die Reihenfolge wechseln. Betrachtet man also das Segment über dem Vergleichssegment und das Segment unterhalb, <text:span text:style-name="T2">so existieren genau dann Teilsegmente, die ihre Richtung (oberhalb/unterhalb) wechseln, wenn sie sich im Bereich des Vergleichssegments schneiden. Dann kann ein Schnittpunkt berechnet werden.</text:span></text:p>
      <text:p text:style-name="P12"><text:soft-page-break/>Die Sweepline durchläuft alle Ereignisse der X-Struktur um auf diese Weise alle Schnittpunkte zu finden.</text:p>
      <text:h text:style-name="P25" text:outline-level="1"><text:bookmark-start text:name="__RefHeading___Toc149_4172565906"/>3. Ergebnis<text:bookmark-end text:name="__RefHeading___Toc149_4172565906"/></text:h>
      <text:p text:style-name="P15">I<text:span text:style-name="T12">n</text:span> <text:span text:style-name="T4">der folgenden Tabelle werden die Ergebnisse, bezüglich der Berechnungsdauer, im Vergleich zum Brut Force Vorgehen aus Praktikum 1 dargestellt.</text:span></text:p>
      <text:p text:style-name="P16"><draw:frame draw:style-name="fr1" draw:name="Object1" text:anchor-type="paragraph" svg:width="6.9425in" svg:height="0.889in" draw:z-index="0"><draw:object xlink:href="./Object 1" xlink:type="simple" xlink:show="embed" xlink:actuate="onLoad"/><draw:image xlink:href="./ObjectReplacements/Object 1" xlink:type="simple" xlink:show="embed" xlink:actuate="onLoad"/></draw:frame></text:p>
      <text:p text:style-name="P18"><text:span text:style-name="T5">Aus der Tabelle ist der Zeitgewinn, der durch den Sweep Line Algorithmus erzielt wird, deutlich zu erkennen. </text:span><text:span text:style-name="T7">Des weiteren ist zu erkennen, dass eine größere Anzahl an Schnittpunkten, bei gleich bleibender Anzahl </text:span><text:span text:style-name="T9">von </text:span><text:span text:style-name="T7">Segmente</text:span><text:span text:style-name="T9">n</text:span><text:span text:style-name="T7">, auch zu einer längeren Berechnungsdauer führt. </text:span></text:p>
      <text:p text:style-name="P20"><text:span text:style-name="T7">Beim Brute Force Algorithmus ist dies dadurch zu erklären, dass dieser zum erkennen eines Schnittpunktes mehr Berechnungen durchführen muss, als wenn sich zwei </text:span><text:span text:style-name="T10">zu prüfende </text:span><text:span text:style-name="T7">Segmente nicht schneiden.</text:span></text:p>
      <text:p text:style-name="P17"><text:span text:style-name="T6">Der Sweep Line Algorithmus hingegen ist von sich aus bereits output sensitiv. Das heißt, mehr Schnittpunkte führen zu einer höheren Ordnung. </text:span><text:span text:style-name="T8">Im speziellen muss der Algorithmus mehr Events bearbeiten, da für jeden Schnittpunkt ein neues Event erzeugt wird.</text:span></text:p>
      <text:p text:style-name="P19"><text:span text:style-name="T8">E</text:span><text:span text:style-name="T6">rgänzend ist noch die Anzahl der Segmente, </text:span><text:span text:style-name="T11">die bei den jeweiligen durchläufen betrachtet wurden zu beachten. Durch die oben genannten Einschränkungen in der Implementierung, müssen die Eingabe Daten beim einlesen entsprechend gefiltert werden. Hierdurch werden im Falle des Sweep Line Algorithmus bereits einige Segmente herausgefiltert.</text:span></text:p>
      <text:p text:style-name="P21"><text:span text:style-name="T6">Um dies noch besser vergleichen zu können ist in der nächsten Tabelle die durchschnittlich benötigte Zeit pro Segment aufgelistet.</text:span></text:p>
      <text:p text:style-name="P21"><draw:frame draw:style-name="fr1" draw:name="Object2" text:anchor-type="paragraph" svg:width="5.339in" svg:height="0.889in" draw:z-index="1"><draw:object xlink:href="./Object 2" xlink:type="simple" xlink:show="embed" xlink:actuate="onLoad"/><draw:image xlink:href="./ObjectReplacements/Object 2" xlink:type="simple" xlink:show="embed" xlink:actuate="onLoad"/></draw:frame><text:span text:style-name="T6"/></text:p>
      <text:p text:style-name="P21"><text:span text:style-name="T6"/></text:p>
      <text:p text:style-name="P21"><text:span text:style-name="T6"/></text:p>
      <text:p text:style-name="P21"><text:span text:style-name="T6"/></text:p>
      <text:p text:style-name="P22"><text:span text:style-name="T6">Aus dieser Tabelle ist das beschriebene Zeitverhalten im Verlgeich der beiden Algorithmen, als auch das Verhalten des Sweep Line Algorithmus im speziellen noch einmal zu erkennen.</text:span></text:p>
      <text:h text:style-name="P25" text:outline-level="1"><text:bookmark-start text:name="__RefHeading___Toc151_4172565906"/><text:soft-page-break/>4. Lernziel / Fazit<text:bookmark-end text:name="__RefHeading___Toc151_4172565906"/></text:h>
      <text:p text:style-name="Text_20_body"><text:span text:style-name="T3">Der Line Sweep Algorithmus ist tatsächlich erheblich schneller als ein Brute Force Algorithmus. Jedoch wäre die Implementierung um ein vielfaches komplizierter, würde man die Sonderfälle nicht heraus filtern, sondern behandeln.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none"/>
    </style:style>
    <style:style style:name="MP1" style:family="paragraph" style:parent-style-name="Table_20_Contents">
      <style:text-properties officeooo:rsid="000058a9" officeooo:paragraph-rsid="000058a9"/>
    </style:style>
    <style:style style:name="MP2" style:family="paragraph" style:parent-style-name="Table_20_Contents">
      <style:paragraph-properties fo:text-align="end" style:justify-single-word="false"/>
      <style:text-properties officeooo:rsid="000058a9" officeooo:paragraph-rsid="000058a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table-cell table:style-name="Tabelle1.A1" office:value-type="string">
              <text:p text:style-name="MP1">Line Sweep Algorithmus</text:p>
            </table:table-cell>
            <table:table-cell table:style-name="Tabelle1.A1" office:value-type="string">
              <text:p text:style-name="MP2">Seite <text:page-number text:select-page="current">3</text:page-number><text:s/>von <text:page-count>6</text:page-count></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2:44:36.496532614</meta:creation-date>
    <dc:date>2018-06-12T16:43:50.281833145</dc:date>
    <meta:editing-duration>PT9H23M56S</meta:editing-duration>
    <meta:editing-cycles>24</meta:editing-cycles>
    <meta:generator>LibreOffice/6.0.3.2$Linux_X86_64 LibreOffice_project/00m0$Build-2</meta:generator>
    <meta:document-statistic meta:table-count="1" meta:image-count="0" meta:object-count="2" meta:page-count="6" meta:paragraph-count="62" meta:word-count="918" meta:character-count="6545" meta:non-whitespace-character-count="56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74pt"/>
    </style:style>
    <style:style style:name="co3" style:family="table-column">
      <style:table-column-properties fo:break-before="auto" style:column-width="102.1pt"/>
    </style:style>
    <style:style style:name="co4" style:family="table-column">
      <style:table-column-properties fo:break-before="auto" style:column-width="109.84pt"/>
    </style:style>
    <style:style style:name="co5" style:family="table-column">
      <style:table-column-properties fo:break-before="auto" style:column-width="104.46pt"/>
    </style:style>
    <style:style style:name="co6"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row table:style-name="ro1" table:number-rows-repeated="2">
          <table:table-cell/>
          <table:table-cell table:style-name="Default" table:number-columns-repeated="5"/>
        </table:table-row>
        <table:table-row table:style-name="ro1">
          <table:table-cell/>
          <table:table-cell office:value-type="string" calcext:value-type="string">
            <text:p>Datei</text:p>
          </table:table-cell>
          <table:table-cell office:value-type="string" calcext:value-type="string">
            <text:p>Dauer Brutforce / ms</text:p>
          </table:table-cell>
          <table:table-cell office:value-type="string" calcext:value-type="string">
            <text:p>Dauer SweepLine / ms</text:p>
          </table:table-cell>
          <table:table-cell office:value-type="string" calcext:value-type="string">
            <text:p>Anzahl Segmente BF</text:p>
          </table:table-cell>
          <table:table-cell office:value-type="string" calcext:value-type="string">
            <text:p>Anzahl Segmente SL</text:p>
          </table:table-cell>
        </table:table-row>
        <table:table-row table:style-name="ro1">
          <table:table-cell/>
          <table:table-cell office:value-type="string" calcext:value-type="string">
            <text:p>s_1000_1.dat</text:p>
          </table:table-cell>
          <table:table-cell office:value-type="float" office:value="11" calcext:value-type="float">
            <text:p>11</text:p>
          </table:table-cell>
          <table:table-cell office:value-type="float" office:value="3" calcext:value-type="float">
            <text:p>3</text:p>
          </table:table-cell>
          <table:table-cell office:value-type="float" office:value="1001" calcext:value-type="float">
            <text:p>1001</text:p>
          </table:table-cell>
          <table:table-cell office:value-type="float" office:value="992" calcext:value-type="float">
            <text:p>992</text:p>
          </table:table-cell>
        </table:table-row>
        <table:table-row table:style-name="ro1">
          <table:table-cell/>
          <table:table-cell office:value-type="string" calcext:value-type="string">
            <text:p>s_1000_10.dat</text:p>
          </table:table-cell>
          <table:table-cell office:value-type="float" office:value="21" calcext:value-type="float">
            <text:p>21</text:p>
          </table:table-cell>
          <table:table-cell office:value-type="float" office:value="6" calcext:value-type="float">
            <text:p>6</text:p>
          </table:table-cell>
          <table:table-cell office:value-type="float" office:value="994" calcext:value-type="float">
            <text:p>994</text:p>
          </table:table-cell>
          <table:table-cell office:value-type="float" office:value="988" calcext:value-type="float">
            <text:p>988</text:p>
          </table:table-cell>
        </table:table-row>
        <table:table-row table:style-name="ro1">
          <table:table-cell/>
          <table:table-cell office:value-type="string" calcext:value-type="string">
            <text:p>s_10000_1.dat</text:p>
          </table:table-cell>
          <table:table-cell office:value-type="float" office:value="1733" calcext:value-type="float">
            <text:p>1733</text:p>
          </table:table-cell>
          <table:table-cell office:value-type="float" office:value="49" calcext:value-type="float">
            <text:p>49</text:p>
          </table:table-cell>
          <table:table-cell office:value-type="float" office:value="10001" calcext:value-type="float">
            <text:p>10001</text:p>
          </table:table-cell>
          <table:table-cell office:value-type="float" office:value="9405" calcext:value-type="float">
            <text:p>9405</text:p>
          </table:table-cell>
        </table:table-row>
        <table:table-row table:style-name="ro1">
          <table:table-cell/>
          <table:table-cell office:value-type="string" calcext:value-type="string">
            <text:p>s_100000_1.dat</text:p>
          </table:table-cell>
          <table:table-cell office:value-type="float" office:value="190229" calcext:value-type="float">
            <text:p>190229</text:p>
          </table:table-cell>
          <table:table-cell office:value-type="float" office:value="26896" calcext:value-type="float">
            <text:p>26896</text:p>
          </table:table-cell>
          <table:table-cell office:value-type="float" office:value="100001" calcext:value-type="float">
            <text:p>100001</text:p>
          </table:table-cell>
          <table:table-cell office:value-type="float" office:value="59195" calcext:value-type="float">
            <text:p>591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1">00/00/0000</text:date>, <text:time style:data-style-name="N2" text:time-value="08:34:15.20153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74pt"/>
    </style:style>
    <style:style style:name="co3" style:family="table-column">
      <style:table-column-properties fo:break-before="auto" style:column-width="134.56pt"/>
    </style:style>
    <style:style style:name="co4" style:family="table-column">
      <style:table-column-properties fo:break-before="auto" style:column-width="170.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7"/>
          <table:table-cell table:style-name="Default" table:number-columns-repeated="3"/>
        </table:table-row>
        <table:table-row table:style-name="ro1">
          <table:table-cell table:number-columns-repeated="7"/>
          <table:table-cell office:value-type="string" calcext:value-type="string">
            <text:p>Datei</text:p>
          </table:table-cell>
          <table:table-cell office:value-type="string" calcext:value-type="string">
            <text:p>Dauer BF pro Segment / us</text:p>
          </table:table-cell>
          <table:table-cell office:value-type="string" calcext:value-type="string">
            <text:p>Dauer SweepLine pro Segment / us</text:p>
          </table:table-cell>
        </table:table-row>
        <table:table-row table:style-name="ro1">
          <table:table-cell table:number-columns-repeated="7"/>
          <table:table-cell office:value-type="string" calcext:value-type="string">
            <text:p>s_1000_1.dat</text:p>
          </table:table-cell>
          <table:table-cell office:value-type="float" office:value="10.989010989011" calcext:value-type="float">
            <text:p>10.989010989011</text:p>
          </table:table-cell>
          <table:table-cell office:value-type="float" office:value="3.0241935483871" calcext:value-type="float">
            <text:p>3.0241935483871</text:p>
          </table:table-cell>
        </table:table-row>
        <table:table-row table:style-name="ro1">
          <table:table-cell table:number-columns-repeated="7"/>
          <table:table-cell office:value-type="string" calcext:value-type="string">
            <text:p>s_1000_10.dat</text:p>
          </table:table-cell>
          <table:table-cell office:value-type="float" office:value="21.1267605633803" calcext:value-type="float">
            <text:p>21.1267605633803</text:p>
          </table:table-cell>
          <table:table-cell office:value-type="float" office:value="6.07287449392713" calcext:value-type="float">
            <text:p>6.07287449392713</text:p>
          </table:table-cell>
        </table:table-row>
        <table:table-row table:style-name="ro1">
          <table:table-cell table:number-columns-repeated="7"/>
          <table:table-cell office:value-type="string" calcext:value-type="string">
            <text:p>s_10000_1.dat</text:p>
          </table:table-cell>
          <table:table-cell office:value-type="float" office:value="173.282671732827" calcext:value-type="float">
            <text:p>173.282671732827</text:p>
          </table:table-cell>
          <table:table-cell office:value-type="float" office:value="5.20999468367889" calcext:value-type="float">
            <text:p>5.20999468367889</text:p>
          </table:table-cell>
        </table:table-row>
        <table:table-row table:style-name="ro1">
          <table:table-cell table:number-columns-repeated="7"/>
          <table:table-cell office:value-type="string" calcext:value-type="string">
            <text:p>s_100000_1.dat</text:p>
          </table:table-cell>
          <table:table-cell office:value-type="float" office:value="1902.27097729023" calcext:value-type="float">
            <text:p>1902.27097729023</text:p>
          </table:table-cell>
          <table:table-cell office:value-type="float" office:value="454.362699552327" calcext:value-type="float">
            <text:p>454.36269955232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16:41:43.229152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